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4ebbc" officeooo:paragraph-rsid="0004ebbc"/>
    </style:style>
    <style:style style:name="P2" style:family="paragraph" style:parent-style-name="Text_20_body">
      <style:text-properties fo:font-size="13pt" officeooo:rsid="0004ebbc" officeooo:paragraph-rsid="0004ebbc" style:font-size-asian="13pt" style:font-size-complex="13pt"/>
    </style:style>
    <style:style style:name="P3" style:family="paragraph" style:parent-style-name="Text_20_body">
      <style:text-properties fo:font-size="13pt" officeooo:paragraph-rsid="0004ebbc" style:font-size-asian="13pt" style:font-size-complex="13pt"/>
    </style:style>
    <style:style style:name="P4" style:family="paragraph" style:parent-style-name="Text_20_body">
      <style:text-properties fo:font-size="13pt" officeooo:rsid="0004ee64" officeooo:paragraph-rsid="0004ee64" style:font-size-asian="13pt" style:font-size-complex="13pt"/>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4pt" fo:letter-spacing="normal" fo:font-style="normal" fo:font-weight="normal" officeooo:rsid="0004ee64" officeooo:paragraph-rsid="0004ee64" style:font-size-asian="14pt" style:font-size-complex="14pt"/>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3pt" fo:letter-spacing="normal" fo:font-style="normal" fo:font-weight="normal" officeooo:rsid="0004ee64" officeooo:paragraph-rsid="0004ee64" style:font-size-asian="13pt" style:font-size-complex="13pt"/>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3pt" fo:letter-spacing="normal" fo:font-style="normal" fo:font-weight="normal" officeooo:rsid="00061ef6" officeooo:paragraph-rsid="00061ef6" style:font-size-asian="11.3500003814697pt" style:font-size-complex="13pt"/>
    </style:style>
    <style:style style:name="P9" style:family="paragraph" style:parent-style-name="Title">
      <style:text-properties officeooo:rsid="0004ebbc" officeooo:paragraph-rsid="0004ebbc"/>
    </style:style>
    <style:style style:name="P10" style:family="paragraph" style:parent-style-name="Heading_20_3">
      <style:text-properties officeooo:rsid="0004ebbc" officeooo:paragraph-rsid="0004ebbc"/>
    </style:style>
    <style:style style:name="P11" style:family="paragraph" style:parent-style-name="Heading_20_3">
      <style:text-properties officeooo:paragraph-rsid="0004ebbc"/>
    </style:style>
    <style:style style:name="T1" style:family="text">
      <style:text-properties officeooo:rsid="0004ebbc"/>
    </style:style>
    <style:style style:name="T2" style:family="text">
      <style:text-properties officeooo:rsid="0004ee64"/>
    </style:style>
    <style:style style:name="T3" style:family="text">
      <style:text-properties officeooo:rsid="00061ef6"/>
    </style:style>
    <style:style style:name="T4" style:family="text">
      <style:text-properties style:font-name="Liberation Seri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Smart Desk Fan</text:p>
      <text:p text:style-name="P1"/>
      <text:h text:style-name="P10" text:outline-level="3">Basic outline:</text:h>
      <text:p text:style-name="P2">The Smart Desk Fan is a desk fan which turns on or off depending on it's surroudings. The fan shall use a motion sensor to detect motion in the surrounding area and also a temperature sensor to detect the themperature in the area. The fan will turn on if it is both warm enough and there is someone around. I would also like to make an app to go along with the fan. This will allow the user to control the temperature that the fan is triggered at if at all. This accompanied perhaps with a record of the temperature in the room and when the fan was on.</text:p>
      <text:p text:style-name="P1"/>
      <text:h text:style-name="P11" text:outline-level="3"><text:span text:style-name="T1">Technology required:</text:span></text:h>
      <text:p text:style-name="P3"><text:span text:style-name="T1">The fan will need an arduino board. </text:span></text:p>
      <text:p text:style-name="P3"><text:span text:style-name="T1">The mostion sensor part will require a pip motion sensor or something equivalent.</text:span></text:p>
      <text:p text:style-name="P3"><text:span text:style-name="T1">The temperature sensor will require a thermistor. As well as this the resistance readings from the thermistor will need to be converted into degrees. This is done but putting the value recorded into:</text:span></text:p>
      <text:p text:style-name="P5"><text:span text:style-name="T2">T = </text:span>1 / {A + B[ln(R)] + C[ln(R)]^3}</text:p>
      <text:p text:style-name="P7">Where:</text:p>
      <text:p text:style-name="Heading">A = 0.001129148</text:p>
      <text:p text:style-name="Heading">B = 0.000234125</text:p>
      <text:p text:style-name="Heading">C = 8.76741E-08</text:p>
      <text:p text:style-name="P6">T = Temperature</text:p>
      <text:p text:style-name="P6">R = Resistance</text:p>
      <text:p text:style-name="P4"><text:span text:style-name="T3">I</text:span>n order to control the fan a relay will be needed to turn the fan on and off.</text:p>
      <text:p text:style-name="P8"><text:span text:style-name="T4">Finally, I will need a fan.</text:span> </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emon </meta:initial-creator>
    <meta:creation-date>2017-02-08T18:36:36.957329101</meta:creation-date>
    <dc:date>2017-02-08T19:19:54.389756241</dc:date>
    <dc:creator>Daemon </dc:creator>
    <meta:editing-duration>PT12M25S</meta:editing-duration>
    <meta:editing-cycles>1</meta:editing-cycles>
    <meta:document-statistic meta:table-count="0" meta:image-count="0" meta:object-count="0" meta:page-count="1" meta:paragraph-count="16" meta:word-count="219" meta:character-count="1141" meta:non-whitespace-character-count="936"/>
    <meta:generator>LibreOffice/4.4.3.2$Linux_X86_64 LibreOffice_project/40m0$Build-2</meta:generator>
  </office:meta>
</office:document-meta>
</file>